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  <table:table-cell/>
        </table:table-row>
        <table:table-row table:style-name="ro1">
          <table:table-cell office:value-type="float" office:value="447.4672" calcext:value-type="float">
            <text:p>447,4672</text:p>
          </table:table-cell>
          <table:table-cell table:formula="of:=AVERAGE([.A2:.A18])" office:value-type="float" office:value="476.231360294118" calcext:value-type="float">
            <text:p>476,231360294118</text:p>
          </table:table-cell>
          <table:table-cell table:formula="of:=STDEV([.A2:.A18])" office:value-type="float" office:value="85.948677523998" calcext:value-type="float">
            <text:p>85,948677523998</text:p>
          </table:table-cell>
          <table:table-cell office:value-type="float" office:value="9445.145775" calcext:value-type="float">
            <text:p>9445,145775</text:p>
          </table:table-cell>
          <table:table-cell table:formula="of:=AVERAGE([.D2:.D18])" office:value-type="float" office:value="5552.35590294118" calcext:value-type="float">
            <text:p>5552,35590294118</text:p>
          </table:table-cell>
          <table:table-cell table:formula="of:=STDEV([.D2:.D18])" office:value-type="float" office:value="1939.63358059562" calcext:value-type="float">
            <text:p>1939,63358059562</text:p>
          </table:table-cell>
          <table:table-cell/>
        </table:table-row>
        <table:table-row table:style-name="ro1">
          <table:table-cell office:value-type="float" office:value="377.75175" calcext:value-type="float">
            <text:p>377,75175</text:p>
          </table:table-cell>
          <table:table-cell table:number-columns-repeated="2"/>
          <table:table-cell office:value-type="float" office:value="8718.238625" calcext:value-type="float">
            <text:p>8718,238625</text:p>
          </table:table-cell>
          <table:table-cell table:formula="of:=AVERAGE([.D6:.D18])" office:value-type="float" office:value="4515.17527307692" calcext:value-type="float">
            <text:p>4515,17527307692</text:p>
          </table:table-cell>
          <table:table-cell table:formula="of:=STDEV([.D6:.D18])" office:value-type="float" office:value="174.453447759625" calcext:value-type="float">
            <text:p>174,453447759625</text:p>
          </table:table-cell>
          <table:table-cell office:value-type="string" calcext:value-type="string">
            <text:p>togliendo i Delta prima o al livello di mm</text:p>
          </table:table-cell>
        </table:table-row>
        <table:table-row table:style-name="ro1">
          <table:table-cell office:value-type="float" office:value="368.217575" calcext:value-type="float">
            <text:p>368,217575</text:p>
          </table:table-cell>
          <table:table-cell table:number-columns-repeated="2"/>
          <table:table-cell office:value-type="float" office:value="8887.422175" calcext:value-type="float">
            <text:p>8887,422175</text:p>
          </table:table-cell>
          <table:table-cell table:number-columns-repeated="3"/>
        </table:table-row>
        <table:table-row table:style-name="ro1">
          <table:table-cell office:value-type="float" office:value="443.5816" calcext:value-type="float">
            <text:p>443,5816</text:p>
          </table:table-cell>
          <table:table-cell table:number-columns-repeated="2"/>
          <table:table-cell office:value-type="float" office:value="8641.965225" calcext:value-type="float">
            <text:p>8641,965225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float" office:value="623.026400000001" calcext:value-type="float">
            <text:p>623,026400000001</text:p>
          </table:table-cell>
          <table:table-cell table:number-columns-repeated="2"/>
          <table:table-cell office:value-type="float" office:value="4485.7075" calcext:value-type="float">
            <text:p>4485,7075</text:p>
          </table:table-cell>
          <table:table-cell table:number-columns-repeated="3"/>
        </table:table-row>
        <table:table-row table:style-name="ro1">
          <table:table-cell office:value-type="float" office:value="537.891200000001" calcext:value-type="float">
            <text:p>537,891200000001</text:p>
          </table:table-cell>
          <table:table-cell table:number-columns-repeated="2"/>
          <table:table-cell office:value-type="float" office:value="4558.4231" calcext:value-type="float">
            <text:p>4558,4231</text:p>
          </table:table-cell>
          <table:table-cell table:number-columns-repeated="3"/>
        </table:table-row>
        <table:table-row table:style-name="ro1">
          <table:table-cell office:value-type="float" office:value="479.3344" calcext:value-type="float">
            <text:p>479,3344</text:p>
          </table:table-cell>
          <table:table-cell table:number-columns-repeated="2"/>
          <table:table-cell office:value-type="float" office:value="4463.3736" calcext:value-type="float">
            <text:p>4463,3736</text:p>
          </table:table-cell>
          <table:table-cell table:number-columns-repeated="3"/>
        </table:table-row>
        <table:table-row table:style-name="ro1">
          <table:table-cell office:value-type="float" office:value="516.297200000001" calcext:value-type="float">
            <text:p>516,297200000001</text:p>
          </table:table-cell>
          <table:table-cell table:number-columns-repeated="2"/>
          <table:table-cell office:value-type="float" office:value="4591.0812" calcext:value-type="float">
            <text:p>4591,0812</text:p>
          </table:table-cell>
          <table:table-cell table:number-columns-repeated="3"/>
        </table:table-row>
        <table:table-row table:style-name="ro1">
          <table:table-cell office:value-type="float" office:value="527.9769" calcext:value-type="float">
            <text:p>527,9769</text:p>
          </table:table-cell>
          <table:table-cell table:number-columns-repeated="2"/>
          <table:table-cell office:value-type="float" office:value="4537.8144" calcext:value-type="float">
            <text:p>4537,8144</text:p>
          </table:table-cell>
          <table:table-cell table:number-columns-repeated="3"/>
        </table:table-row>
        <table:table-row table:style-name="ro1">
          <table:table-cell office:value-type="float" office:value="484.624400000001" calcext:value-type="float">
            <text:p>484,624400000001</text:p>
          </table:table-cell>
          <table:table-cell table:number-columns-repeated="2"/>
          <table:table-cell office:value-type="float" office:value="4580.2236" calcext:value-type="float">
            <text:p>4580,2236</text:p>
          </table:table-cell>
          <table:table-cell table:number-columns-repeated="3"/>
        </table:table-row>
        <table:table-row table:style-name="ro1">
          <table:table-cell office:value-type="float" office:value="521.743600000002" calcext:value-type="float">
            <text:p>521,743600000002</text:p>
          </table:table-cell>
          <table:table-cell table:number-columns-repeated="2"/>
          <table:table-cell office:value-type="float" office:value="4557.3612" calcext:value-type="float">
            <text:p>4557,3612</text:p>
          </table:table-cell>
          <table:table-cell table:number-columns-repeated="3"/>
        </table:table-row>
        <table:table-row table:style-name="ro1">
          <table:table-cell office:value-type="float" office:value="513.570500000002" calcext:value-type="float">
            <text:p>513,570500000002</text:p>
          </table:table-cell>
          <table:table-cell table:number-columns-repeated="2"/>
          <table:table-cell office:value-type="float" office:value="4554.6345" calcext:value-type="float">
            <text:p>4554,6345</text:p>
          </table:table-cell>
          <table:table-cell table:number-columns-repeated="3"/>
        </table:table-row>
        <table:table-row table:style-name="ro1">
          <table:table-cell office:value-type="float" office:value="478.6903" calcext:value-type="float">
            <text:p>478,6903</text:p>
          </table:table-cell>
          <table:table-cell table:number-columns-repeated="2"/>
          <table:table-cell office:value-type="float" office:value="4505.3479" calcext:value-type="float">
            <text:p>4505,3479</text:p>
          </table:table-cell>
          <table:table-cell table:number-columns-repeated="3"/>
        </table:table-row>
        <table:table-row table:style-name="ro1">
          <table:table-cell office:value-type="float" office:value="505.144799999998" calcext:value-type="float">
            <text:p>505,144799999998</text:p>
          </table:table-cell>
          <table:table-cell table:number-columns-repeated="2"/>
          <table:table-cell office:value-type="float" office:value="4779.6299" calcext:value-type="float">
            <text:p>4779,6299</text:p>
          </table:table-cell>
          <table:table-cell table:number-columns-repeated="3"/>
        </table:table-row>
        <table:table-row table:style-name="ro1">
          <table:table-cell office:value-type="float" office:value="469.947499999999" calcext:value-type="float">
            <text:p>469,947499999999</text:p>
          </table:table-cell>
          <table:table-cell table:number-columns-repeated="2"/>
          <table:table-cell office:value-type="float" office:value="4291.0252" calcext:value-type="float">
            <text:p>4291,0252</text:p>
          </table:table-cell>
          <table:table-cell table:number-columns-repeated="3"/>
        </table:table-row>
        <table:table-row table:style-name="ro1">
          <table:table-cell office:value-type="float" office:value="243.2438" calcext:value-type="float">
            <text:p>243,2438</text:p>
          </table:table-cell>
          <table:table-cell table:number-columns-repeated="2"/>
          <table:table-cell office:value-type="float" office:value="4082.148025" calcext:value-type="float">
            <text:p>4082,148025</text:p>
          </table:table-cell>
          <table:table-cell table:number-columns-repeated="3"/>
        </table:table-row>
        <table:table-row table:style-name="ro1">
          <table:table-cell office:value-type="float" office:value="557.424000000003" calcext:value-type="float">
            <text:p>557,424000000003</text:p>
          </table:table-cell>
          <table:table-cell table:number-columns-repeated="2"/>
          <table:table-cell office:value-type="float" office:value="4710.508425" calcext:value-type="float">
            <text:p>4710,5084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22:12:06.63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21:37:57.094000000</meta:creation-date>
    <meta:generator>LibreOffice/6.1.2.1$Windows_X86_64 LibreOffice_project/65905a128db06ba48db947242809d14d3f9a93fe</meta:generator>
    <dc:date>2019-02-16T22:18:55.985000000</dc:date>
    <meta:editing-duration>PT9M46S</meta:editing-duration>
    <meta:editing-cycles>2</meta:editing-cycles>
    <meta:document-statistic meta:table-count="1" meta:cell-count="48" meta:object-count="0"/>
  </office:meta>
</office:document-meta>
</file>